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a6" style:vertical-align="top"/>
    </style:style>
    <style:style style:name="ce12" style:family="table-cell" style:parent-style-name="Default">
      <style:table-cell-properties fo:background-color="#81d41a" style:vertical-align="top"/>
    </style:style>
    <style:style style:name="ce13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15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158466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81d41a" style:vertical-align="top"/>
    </style:style>
    <style:style style:name="ce23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4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4"/>
    <style:style style:name="ce32" style:family="table-cell" style:parent-style-name="Default" style:data-style-name="N0">
      <style:table-cell-properties style:vertical-align="top"/>
    </style:style>
    <style:style style:name="ce33" style:family="table-cell" style:parent-style-name="Default" style:data-style-name="N11">
      <style:table-cell-properties style:vertical-align="top"/>
      <style:map style:condition="cell-content()&gt;3 %" style:apply-style-name="Voltage_20_Loss" style:base-cell-address="'Schematic chart'.H2"/>
    </style:style>
    <style:style style:name="ce34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39" style:family="table-cell" style:parent-style-name="Voltage_20_Loss">
      <style:table-cell-properties fo:background-color="transparent" style:vertical-align="top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="0.99pt solid #000000"/>
    </style:style>
    <style:style style:name="ce5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7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6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6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4" style:family="table-cell" style:parent-style-name="Pivot_20_Table_20_Field">
      <style:table-cell-properties fo:border="0.99pt solid #000000"/>
    </style:style>
    <style:style style:name="ce6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6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67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68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69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70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2" style:family="table-cell" style:parent-style-name="Pivot_20_Table_20_Value">
      <style:table-cell-properties fo:border-bottom="none" fo:border-left="0.99pt solid #000000" fo:border-right="none" fo:border-top="none"/>
    </style:style>
    <style:style style:name="ce73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7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7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80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81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24" style:family="table-cell" style:parent-style-name="Pivot_20_Table_20_Value">
      <style:table-cell-properties fo:border-bottom="none" fo:border-left="none" fo:border-right="2.01pt solid #000000" fo:border-top="none"/>
    </style:style>
    <style:style style:name="ce12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 style:data-style-name="N0"/>
    <style:style style:name="ce13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4"/>
    <style:style style:name="ce133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#81d41a"/>
    </style:style>
    <style:style style:name="ce184" style:family="table-cell" style:parent-style-name="Default">
      <style:table-cell-properties fo:background-color="#666666"/>
    </style:style>
    <style:style style:name="ce185" style:family="table-cell" style:parent-style-name="Default">
      <style:table-cell-properties fo:background-color="#ffbf00"/>
    </style:style>
    <style:style style:name="ce186" style:family="table-cell" style:parent-style-name="Default">
      <style:table-cell-properties fo:background-color="#ff3838"/>
    </style:style>
    <style:style style:name="ce18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93">
            <text:p>Капот + торпеда</text:p>
          </table:table-cell>
          <table:table-cell table:style-name="ce9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3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4" table:formula="of:= IF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]); [.E4]+Buffer; &quot;&quot;)">
            <text:p/>
          </table:table-cell>
          <table:table-cell table:style-name="ce4"/>
          <table:table-cell table:style-name="ce34" table:formula="of:= IF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4" table:formula="of:= IF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4" table:formula="of:= IF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4" table:formula="of:= IF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4" table:formula="of:= IF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4" table:formula="of:= IF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4" office:value-type="float" office:value="2" calcext:value-type="float" table:number-columns-spanned="1" table:number-rows-spanned="4">
            <text:p>2.00</text:p>
          </table:table-cell>
          <table:table-cell table:style-name="ce24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Правая фара ‘поворот’</text:p>
          </table:table-cell>
          <table:covered-table-cell table:style-name="ce15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15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2’</text:p>
          </table:table-cell>
          <table:covered-table-cell table:style-name="ce15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15" office:value-type="string" calcext:value-type="string">
            <text:p>Зелёный</text:p>
          </table:table-cell>
          <table:table-cell table:style-name="ce24" office:value-type="float" office:value="2" calcext:value-type="float">
            <text:p>2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32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4" table:formula="of:= IF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4" table:formula="of:= IF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4" table:formula="of:= IF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4" table:formula="of:= IF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4" table:formula="of:= IF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" calcext:value-type="float" table:number-columns-spanned="1" table:number-rows-spanned="3">
            <text:p>2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2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4" table:formula="of:= IF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4" table:formula="of:= IF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34" table:formula="of:= IF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4" table:formula="of:= IF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5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4" table:formula="of:= IF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2]); [.E42]+Buffer; &quot;&quot;)">
            <text:p/>
          </table:table-cell>
          <table:table-cell table:style-name="ce4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34" table:formula="of:= IF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4" office:value-type="float" office:value="5" calcext:value-type="float" table:number-columns-spanned="1" table:number-rows-spanned="4">
            <text:p>5.00</text:p>
          </table:table-cell>
          <table:table-cell table:style-name="ce24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4" office:value-type="float" office:value="5" calcext:value-type="float">
            <text:p>5.00</text:p>
          </table:table-cell>
          <table:table-cell table:style-name="ce24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4"/>
          <table:covered-table-cell table:style-name="ce4"/>
          <table:table-cell table:style-name="ce32"/>
          <table:table-cell table:style-name="ce34" table:formula="of:= IF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4" table:formula="of:= IF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4" table:formula="of:= IF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4" table:formula="of:= IF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4" table:formula="of:= IF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5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4" table:formula="of:= IF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5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4" table:formula="of:= IF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4" table:formula="of:= IF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4" table:formula="of:= IF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4" table:formula="of:= IF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4" table:formula="of:= IF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4]); [.E64]+Buffer; &quot;&quot;)">
            <text:p/>
          </table:table-cell>
          <table:table-cell table:style-name="ce4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34" table:formula="of:= IF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D’</text:p>
          </table:table-cell>
          <table:table-cell table:style-name="ce15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65]); [.D65] * (CopperResistivity * [.E65] / ([.G65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15"/>
          <table:covered-table-cell table:number-columns-repeated="2" table:style-name="ce24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4" table:formula="of:= IF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67]); [.E67]+Buffer; &quot;&quot;)">
            <text:p/>
          </table:table-cell>
          <table:table-cell table:style-name="ce4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34" table:formula="of:= IF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B+’</text:p>
          </table:table-cell>
          <table:table-cell table:style-name="ce15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90" calcext:value-type="float" table:number-columns-spanned="1" table:number-rows-spanned="2">
            <text:p>90.00</text:p>
          </table:table-cell>
          <table:table-cell table:style-name="ce24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34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6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15"/>
          <table:covered-table-cell table:number-columns-repeated="2" table:style-name="ce24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4" table:formula="of:= IF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0]); [.E70]+Buffer; &quot;&quot;)">
            <text:p/>
          </table:table-cell>
          <table:table-cell table:style-name="ce4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34" table:formula="of:= IF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4" office:value-type="string" calcext:value-type="string" table:number-columns-spanned="1" table:number-rows-spanned="3">
            <text:p>X</text:p>
          </table:table-cell>
          <table:table-cell table:style-name="ce24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34" table:formula="of:= IF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4" table:formula="of:= IF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4" table:formula="of:= IF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4]); [.E74]+Buffer; &quot;&quot;)">
            <text:p/>
          </table:table-cell>
          <table:table-cell table:style-name="ce4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34" table:formula="of:= IF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4" table:formula="of:= IF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77]); [.E77]+Buffer; &quot;&quot;)">
            <text:p/>
          </table:table-cell>
          <table:table-cell table:style-name="ce4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34" table:formula="of:= IF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3" calcext:value-type="float">
            <text:p>2.3</text:p>
          </table:table-cell>
          <table:table-cell table:style-name="ce4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34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1.95" calcext:value-type="float">
            <text:p>1.9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4" office:value-type="float" office:value="30" calcext:value-type="float">
            <text:p>3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 table:number-columns-spanned="1" table:number-rows-spanned="3">
            <text:p>Серый (Красный)</text:p>
          </table:table-cell>
          <table:table-cell table:style-name="ce24" office:value-type="float" office:value="30" calcext:value-type="float" table:number-columns-spanned="1" table:number-rows-spanned="3">
            <text:p>3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81]); [.E81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34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дальнего света ‘30’ (от разветвления 2)</text:p>
          </table:table-cell>
          <table:covered-table-cell table:style-name="ce4"/>
          <table:covered-table-cell table:number-columns-repeated="2" table:style-name="ce24"/>
          <table:covered-table-cell table:number-columns-repeated="2" table:style-name="ce4"/>
          <table:table-cell table:style-name="ce34" table:formula="of:= IF(ISNUMBER([.D82]); [.D82] * (CopperResistivity * [.E82] / ([.G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number-columns-repeated="2" table:style-name="ce4"/>
          <table:table-cell table:style-name="ce34" table:formula="of:= IF(ISNUMBER([.D83]); [.D83] * (CopperResistivity * [.E83] / ([.G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4]); [.E84]+Buffer; &quot;&quot;)">
            <text:p/>
          </table:table-cell>
          <table:table-cell table:style-name="ce4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34" table:formula="of:= IF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</text:p>
          </table:table-cell>
          <table:table-cell table:style-name="ce15" office:value-type="string" calcext:value-type="string" table:number-columns-spanned="1" table:number-rows-spanned="2">
            <text:p>Фиолетовый (Чёрный)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2.8" calcext:value-type="float" table:number-columns-spanned="1" table:number-rows-spanned="2">
            <text:p>2.8</text:p>
          </table:table-cell>
          <table:table-cell table:style-name="ce32" office:value-type="float" office:value="10" calcext:value-type="float">
            <text:p>10</text:p>
          </table:table-cell>
          <table:table-cell table:style-name="ce34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15"/>
          <table:covered-table-cell table:number-columns-repeated="2" table:style-name="ce24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34" table:formula="of:= IF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87]); [.E87]+Buffer; &quot;&quot;)">
            <text:p/>
          </table:table-cell>
          <table:table-cell table:style-name="ce4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3" calcext:value-type="float">
            <text:p>2.3</text:p>
          </table:table-cell>
          <table:table-cell table:style-name="ce4" office:value-type="float" office:value="16" calcext:value-type="float">
            <text:p>16</text:p>
          </table:table-cell>
          <table:table-cell table:style-name="ce34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35" calcext:value-type="float" table:number-columns-spanned="1" table:number-rows-spanned="2">
            <text:p>35.00</text:p>
          </table:table-cell>
          <table:table-cell table:style-name="ce24" table:formula="of:=Height+Width/4+TorpedoWidth" office:value-type="float" office:value="1.45" calcext:value-type="float" table:number-columns-spanned="1" table:number-rows-spanned="2">
            <text:p>1.45</text:p>
          </table:table-cell>
          <table:table-cell table:style-name="ce4" table:formula="of:=IF(ISNUMBER([.E89]); [.E89]+Buffer; &quot;&quot;)" office:value-type="float" office:value="1.95" calcext:value-type="float" table:number-columns-spanned="1" table:number-rows-spanned="2">
            <text:p>1.95</text:p>
          </table:table-cell>
          <table:table-cell table:style-name="ce4" table:formula="of:=IF(ISNUMBER([.D89]); IF([.D89] &lt;= 1;     IF([.E89] &lt;= 7; 1;     IF([.E89] &lt;= 10; 1.5;     IF([.E89] &lt;= 17; 2.5;     IF([.E89] &lt;= 28; 4;     IF([.E89] &lt;= 42; 6; 10)))));  IF([.D89] &lt;= 2;     IF([.E89] &lt;= 1.5; 1;     IF([.E89] &lt;= 5; 1.5;     IF([.E89] &lt;= 8.5; 2.5;     IF([.E89] &lt;= 14; 4;     IF([.E89] &lt;= 21; 6; 10)))));  IF([.D89] &lt;= 4;     IF([.E89] &lt;= 1.5; 1;     IF([.E89] &lt;= 2.5; 1.5;     IF([.E89] &lt;= 4; 2.5;     IF([.E89] &lt;= 7; 4;     IF([.E89] &lt;= 10.5; 6; 10)))));  IF([.D89] &lt;= 6;     IF([.E89] &lt;= 1.5; 1.5;     IF([.E89] &lt;= 2.5; 2.5;     IF([.E89] &lt;= 4.5; 4;     IF([.E89] &lt;= 7; 6; 10))));  IF([.D89] &lt;= 10;     IF([.E89] &lt;= 1.5; 2.5;     IF([.E89] &lt;= 2.5; 4;     IF([.E89] &lt;= 4; 6;     IF([.E89] &lt;= 7; 10;     IF([.E89] &lt;= 10.5; 16;     IF([.E89] &lt;= 17.5; 25;     IF([.E89] &lt;= 24; 35; 50)))))));  IF([.D89] &lt;= 15;     IF([.E89] &lt;= 1; 2.5;     IF([.E89] &lt;= 1.5; 4;     IF([.E89] &lt;= 2.5; 6;     IF([.E89] &lt;= 4.5; 10;     IF([.E89] &lt;= 7; 16;     IF([.E89] &lt;= 11.5; 25;     IF([.E89] &lt;= 16; 35; 50)))))));  IF([.D89] &lt;= 25;     IF([.E89] &lt;= 1; 4;     IF([.E89] &lt;= 1.5; 6;     IF([.E89] &lt;= 2.5; 10;     IF([.E89] &lt;= 4; 16;     IF([.E89] &lt;= 7; 25;     IF([.E89] &lt;= 9.5; 35; 50))))));  IF([.D89] &lt;= 30;     IF([.E89] &lt;= 1; 6;     IF([.E89] &lt;= 2; 10;     IF([.E89] &lt;= 3.5; 16;     IF([.E89] &lt;= 5.4; 25;     IF([.E89] &lt;= 8; 35; 50)))));  IF([.D89] &lt;= 40;     IF([.E89] &lt;= 1.5; 10;     IF([.E89] &lt;= 2.5; 16;     IF([.E89] &lt;= 4; 25;     IF([.E89] &lt;= 6; 35; 50))));  &quot;Way too heavy&quot; ))))))))); &quot;&quot;)" office:value-type="float" office:value="10" calcext:value-type="float" table:number-columns-spanned="1" table:number-rows-spanned="2">
            <text:p>10</text:p>
          </table:table-cell>
          <table:table-cell table:style-name="ce34" table:formula="of:= IF(ISNUMBER([.D89]); [.D89] * (CopperResistivity * [.E89] / ([.G89] * 0.000001)) / 12; &quot;&quot;)" office:value-type="percentage" office:value="0.0076125" calcext:value-type="percentage">
            <text:p>0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/1’ (от разветвления 1)</text:p>
          </table:table-cell>
          <table:covered-table-cell table:style-name="ce4"/>
          <table:covered-table-cell table:number-columns-repeated="2" table:style-name="ce24"/>
          <table:covered-table-cell table:number-columns-repeated="2" table:style-name="ce4"/>
          <table:table-cell table:style-name="ce34" table:formula="of:= IF(ISNUMBER([.D90]); [.D90] * (CopperResistivity * [.E90] / ([.G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4" office:value-type="float" office:value="60" calcext:value-type="float">
            <text:p>60.00</text:p>
          </table:table-cell>
          <table:table-cell table:style-name="ce24" table:formula="of:=Height+Width" office:value-type="float" office:value="2.3" calcext:value-type="float">
            <text:p>2.30</text:p>
          </table:table-cell>
          <table:table-cell table:style-name="ce32" table:formula="of:=IF(ISNUMBER([.E91]); [.E91]+Buffer; &quot;&quot;)" office:value-type="float" office:value="2.8" calcext:value-type="float">
            <text:p>2.8</text:p>
          </table:table-cell>
          <table:table-cell table:style-name="ce4" office:value-type="float" office:value="10" calcext:value-type="float">
            <text:p>10</text:p>
          </table:table-cell>
          <table:table-cell table:style-name="ce34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 table:number-columns-spanned="1" table:number-rows-spanned="5">
            <text:p>Красный</text:p>
          </table:table-cell>
          <table:table-cell table:style-name="ce24" office:value-type="float" office:value="25" calcext:value-type="float" table:number-columns-spanned="1" table:number-rows-spanned="5">
            <text:p>25.00</text:p>
          </table:table-cell>
          <table:table-cell table:style-name="ce24" table:formula="of:=TorpedoWidth" office:value-type="float" office:value="0.5" calcext:value-type="float" table:number-columns-spanned="1" table:number-rows-spanned="5">
            <text:p>0.50</text:p>
          </table:table-cell>
          <table:table-cell table:style-name="ce32" table:formula="of:=IF(ISNUMBER([.E92]); [.E92]+Buffer; &quot;&quot;)" office:value-type="float" office:value="1" calcext:value-type="float" table:number-columns-spanned="1" table:number-rows-spanned="5">
            <text:p>1</text:p>
          </table:table-cell>
          <table:table-cell table:style-name="ce4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 table:number-columns-spanned="1" table:number-rows-spanned="5">
            <text:p>4</text:p>
          </table:table-cell>
          <table:table-cell table:style-name="ce34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7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style-name="ce32"/>
          <table:covered-table-cell table:style-name="ce4"/>
          <table:table-cell table:style-name="ce34" table:formula="of:= IF(ISNUMBER([.D93]); [.D93] * (CopperResistivity * [.E93] / ([.G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style-name="ce32"/>
          <table:covered-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0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style-name="ce32"/>
          <table:covered-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style-name="ce32"/>
          <table:covered-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 table:number-columns-spanned="1" table:number-rows-spanned="4">
            <text:p>Красный</text:p>
          </table:table-cell>
          <table:table-cell table:style-name="ce24" office:value-type="float" office:value="25" calcext:value-type="float" table:number-columns-spanned="1" table:number-rows-spanned="4">
            <text:p>25.00</text:p>
          </table:table-cell>
          <table:table-cell table:style-name="ce24" table:formula="of:=TorpedoWidth" office:value-type="float" office:value="0.5" calcext:value-type="float" table:number-columns-spanned="1" table:number-rows-spanned="4">
            <text:p>0.50</text:p>
          </table:table-cell>
          <table:table-cell table:style-name="ce32" table:formula="of:=IF(ISNUMBER([.E97]); [.E97]+Buffer; &quot;&quot;)" office:value-type="float" office:value="1" calcext:value-type="float" table:number-columns-spanned="1" table:number-rows-spanned="4">
            <text:p>1</text:p>
          </table:table-cell>
          <table:table-cell table:style-name="ce4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 table:number-columns-spanned="1" table:number-rows-spanned="4">
            <text:p>4</text:p>
          </table:table-cell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5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number-columns-repeated="2"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7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number-columns-repeated="2"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8’, вход (от разветвления 2)</text:p>
          </table:table-cell>
          <table:covered-table-cell table:style-name="ce4"/>
          <table:covered-table-cell table:number-columns-repeated="2" table:style-name="ce24"/>
          <table:covered-table-cell table:number-columns-repeated="2"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34" table:formula="of:= IF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4]); [.E104]+Buffer; &quot;&quot;)">
            <text:p/>
          </table:table-cell>
          <table:table-cell table:style-name="ce4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34" table:formula="of:= IF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34" table:formula="of:= IF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07]); [.E107]+Buffer; &quot;&quot;)">
            <text:p/>
          </table:table-cell>
          <table:table-cell table:style-name="ce4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34" table:formula="of:= IF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34" table:formula="of:= IF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34" table:formula="of:= IF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34" table:formula="of:= IF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34" table:formula="of:= IF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4" office:value-type="float" office:value="40" calcext:value-type="float" table:number-columns-spanned="1" table:number-rows-spanned="2">
            <text:p>40.00</text:p>
          </table:table-cell>
          <table:table-cell table:style-name="ce24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34" table:formula="of:= IF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34" table:formula="of:= IF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34" table:formula="of:= IF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34" table:formula="of:= IF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34" table:formula="of:= IF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34" table:formula="of:= IF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34" table:formula="of:= IF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34" table:formula="of:= IF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" calcext:value-type="float" table:number-columns-spanned="1" table:number-rows-spanned="2">
            <text:p>2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34" table:formula="of:= IF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4" table:formula="of:= IF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4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34" table:formula="of:= IF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34" table:formula="of:= IF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34" table:formula="of:= IF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34" table:formula="of:= IF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34" table:formula="of:= IF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34" table:formula="of:= IF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34" table:formula="of:= IF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60" calcext:value-type="float" table:number-columns-spanned="1" table:number-rows-spanned="2">
            <text:p>60.00</text:p>
          </table:table-cell>
          <table:table-cell table:style-name="ce24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0" calcext:value-type="float">
            <text:p>10</text:p>
          </table:table-cell>
          <table:table-cell table:style-name="ce34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34" table:formula="of:= IF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34" table:formula="of:= IF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34" table:formula="of:= IF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34" table:formula="of:= IF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34" table:formula="of:= IF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34" table:formula="of:= IF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49]); [.D149] * (CopperResistivity * [.E149] / ([.G14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0]); [.E150]+Buffer; &quot;&quot;)">
            <text:p/>
          </table:covered-table-cell>
          <table:table-cell table:style-name="ce4"/>
          <table:table-cell table:style-name="ce34" table:formula="of:= IF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1]); [.E151]+Buffer; &quot;&quot;)">
            <text:p/>
          </table:covered-table-cell>
          <table:table-cell table:style-name="ce4"/>
          <table:table-cell table:style-name="ce34" table:formula="of:= IF(ISNUMBER([.D151]); [.D151] * (CopperResistivity * [.E151] / ([.G1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34" table:formula="of:= IF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34" table:formula="of:= IF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34" table:formula="of:= IF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4" office:value-type="string" calcext:value-type="string" table:number-columns-spanned="1" table:number-rows-spanned="2">
            <text:p>X</text:p>
          </table:table-cell>
          <table:table-cell table:style-name="ce24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34" table:formula="of:= IF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34" table:formula="of:= IF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34" table:formula="of:= IF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34" table:formula="of:= IF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34" table:formula="of:= IF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34" table:formula="of:= IF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34" table:formula="of:= IF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34" table:formula="of:= IF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34" table:formula="of:= IF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30" calcext:value-type="float" table:number-columns-spanned="1" table:number-rows-spanned="3">
            <text:p>30.00</text:p>
          </table:table-cell>
          <table:table-cell table:style-name="ce24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34" table:formula="of:= IF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34" table:formula="of:= IF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34" table:formula="of:= IF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34" table:formula="of:= IF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34" table:formula="of:= IF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34" table:formula="of:= IF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34" table:formula="of:= IF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34" table:formula="of:= IF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34" table:formula="of:= IF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34" table:formula="of:= IF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34" table:formula="of:= IF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25" calcext:value-type="float" table:number-columns-spanned="1" table:number-rows-spanned="2">
            <text:p>2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34" table:formula="of:= IF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34" table:formula="of:= IF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30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34" table:formula="of:= IF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34" table:formula="of:= IF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30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91]); IF([.D191] &lt;= 1;     IF([.E191] &lt;= 7; 1;     IF([.E191] &lt;= 10; 1.5;     IF([.E191] &lt;= 17; 2.5;     IF([.E191] &lt;= 28; 4;     IF([.E191] &lt;= 42; 6; 10)))));  IF([.D191] &lt;= 2;     IF([.E191] &lt;= 1.5; 1;     IF([.E191] &lt;= 5; 1.5;     IF([.E191] &lt;= 8.5; 2.5;     IF([.E191] &lt;= 14; 4;     IF([.E191] &lt;= 21; 6; 10)))));  IF([.D191] &lt;= 4;     IF([.E191] &lt;= 1.5; 1;     IF([.E191] &lt;= 2.5; 1.5;     IF([.E191] &lt;= 4; 2.5;     IF([.E191] &lt;= 7; 4;     IF([.E191] &lt;= 10.5; 6; 10)))));  IF([.D191] &lt;= 6;     IF([.E191] &lt;= 1.5; 1.5;     IF([.E191] &lt;= 2.5; 2.5;     IF([.E191] &lt;= 4.5; 4;     IF([.E191] &lt;= 7; 6; 10))));  IF([.D191] &lt;= 10;     IF([.E191] &lt;= 1.5; 2.5;     IF([.E191] &lt;= 2.5; 4;     IF([.E191] &lt;= 4; 6;     IF([.E191] &lt;= 7; 10;     IF([.E191] &lt;= 10.5; 16;     IF([.E191] &lt;= 17.5; 25;     IF([.E191] &lt;= 24; 35; 50)))))));  IF([.D191] &lt;= 15;     IF([.E191] &lt;= 1; 2.5;     IF([.E191] &lt;= 1.5; 4;     IF([.E191] &lt;= 2.5; 6;     IF([.E191] &lt;= 4.5; 10;     IF([.E191] &lt;= 7; 16;     IF([.E191] &lt;= 11.5; 25;     IF([.E191] &lt;= 16; 35; 50)))))));  IF([.D191] &lt;= 25;     IF([.E191] &lt;= 1; 4;     IF([.E191] &lt;= 1.5; 6;     IF([.E191] &lt;= 2.5; 10;     IF([.E191] &lt;= 4; 16;     IF([.E191] &lt;= 7; 25;     IF([.E191] &lt;= 9.5; 35; 50))))));  IF([.D191] &lt;= 30;     IF([.E191] &lt;= 1; 6;     IF([.E191] &lt;= 2; 10;     IF([.E191] &lt;= 3.5; 16;     IF([.E191] &lt;= 5.4; 25;     IF([.E191] &lt;= 8; 35; 50)))));  IF([.D191] &lt;= 40;     IF([.E191] &lt;= 1.5; 10;     IF([.E191] &lt;= 2.5; 16;     IF([.E191] &lt;= 4; 25;     IF([.E191] &lt;= 6; 35; 50))));  &quot;Way too heavy&quot; ))))))))); &quot;&quot;)" office:value-type="float" office:value="1" calcext:value-type="float">
            <text:p>1</text:p>
          </table:table-cell>
          <table:table-cell table:style-name="ce34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34" table:formula="of:= IF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34" table:formula="of:= IF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Выключатель задних ПТФ ‘лампа-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4]); [.E19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94]); [.D194] * (CopperResistivity * [.E194] / ([.G194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34" table:formula="of:= IF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34" table:formula="of:= IF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задних ПТФ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Выключатель задних ПТФ ‘L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34" table:formula="of:= IF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34" table:formula="of:= IF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34" table:formula="of:= IF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34" table:formula="of:= IF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4" office:value-type="float" office:value="20" calcext:value-type="float" table:number-columns-spanned="1" table:number-rows-spanned="3">
            <text:p>20.00</text:p>
          </table:table-cell>
          <table:table-cell table:style-name="ce24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4]); [.E204]+Buffer; &quot;&quot;)">
            <text:p/>
          </table:covered-table-cell>
          <table:table-cell table:style-name="ce4"/>
          <table:table-cell table:style-name="ce34" table:formula="of:= IF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34" table:formula="of:= IF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34" table:formula="of:= IF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34" table:formula="of:= IF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34" table:formula="of:= IF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34" table:formula="of:= IF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34" table:formula="of:= IF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34" table:formula="of:= IF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34" table:formula="of:= IF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34" table:formula="of:= IF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34" table:formula="of:= IF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34" table:formula="of:= IF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1]); [.E221]+Buffer; &quot;&quot;)">
            <text:p/>
          </table:table-cell>
          <table:table-cell table:style-name="ce4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34" table:formula="of:= IF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2]); [.E222]+Buffer; &quot;&quot;)">
            <text:p/>
          </table:table-cell>
          <table:table-cell table:style-name="ce4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34" table:formula="of:= IF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4]); [.E224]+Buffer; &quot;&quot;)">
            <text:p/>
          </table:table-cell>
          <table:table-cell table:style-name="ce4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34" table:formula="of:= IF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5]); [.E225]+Buffer; &quot;&quot;)">
            <text:p/>
          </table:table-cell>
          <table:table-cell table:style-name="ce4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34" table:formula="of:= IF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27]); [.E227]+Buffer; &quot;&quot;)">
            <text:p/>
          </table:table-cell>
          <table:table-cell table:style-name="ce4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34" table:formula="of:= IF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28]); [.E228]+Buffer; &quot;&quot;)">
            <text:p/>
          </table:table-cell>
          <table:table-cell table:style-name="ce4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34" table:formula="of:= IF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0]); [.E230]+Buffer; &quot;&quot;)">
            <text:p/>
          </table:table-cell>
          <table:table-cell table:style-name="ce4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34" table:formula="of:= IF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1]); [.E231]+Buffer; &quot;&quot;)">
            <text:p/>
          </table:table-cell>
          <table:table-cell table:style-name="ce4" table:formula="of:=IF(ISNUMBER([.D231]); IF([.D231] &lt;= 1;     IF([.E231] &lt;= 7; 1;     IF([.E231] &lt;= 10; 1.5;     IF([.E231] &lt;= 17; 2.5;     IF([.E231] &lt;= 28; 4;     IF([.E231] &lt;= 42; 6; 10)))));  IF([.D231] &lt;= 2;     IF([.E231] &lt;= 1.5; 1;     IF([.E231] &lt;= 5; 1.5;     IF([.E231] &lt;= 8.5; 2.5;     IF([.E231] &lt;= 14; 4;     IF([.E231] &lt;= 21; 6; 10)))));  IF([.D231] &lt;= 4;     IF([.E231] &lt;= 1.5; 1;     IF([.E231] &lt;= 2.5; 1.5;     IF([.E231] &lt;= 4; 2.5;     IF([.E231] &lt;= 7; 4;     IF([.E231] &lt;= 10.5; 6; 10)))));  IF([.D231] &lt;= 6;     IF([.E231] &lt;= 1.5; 1.5;     IF([.E231] &lt;= 2.5; 2.5;     IF([.E231] &lt;= 4.5; 4;     IF([.E231] &lt;= 7; 6; 10))));  IF([.D231] &lt;= 10;     IF([.E231] &lt;= 1.5; 2.5;     IF([.E231] &lt;= 2.5; 4;     IF([.E231] &lt;= 4; 6;     IF([.E231] &lt;= 7; 10;     IF([.E231] &lt;= 10.5; 16;     IF([.E231] &lt;= 17.5; 25;     IF([.E231] &lt;= 24; 35; 50)))))));  IF([.D231] &lt;= 15;     IF([.E231] &lt;= 1; 2.5;     IF([.E231] &lt;= 1.5; 4;     IF([.E231] &lt;= 2.5; 6;     IF([.E231] &lt;= 4.5; 10;     IF([.E231] &lt;= 7; 16;     IF([.E231] &lt;= 11.5; 25;     IF([.E231] &lt;= 16; 35; 50)))))));  IF([.D231] &lt;= 25;     IF([.E231] &lt;= 1; 4;     IF([.E231] &lt;= 1.5; 6;     IF([.E231] &lt;= 2.5; 10;     IF([.E231] &lt;= 4; 16;     IF([.E231] &lt;= 7; 25;     IF([.E231] &lt;= 9.5; 35; 50))))));  IF([.D231] &lt;= 30;     IF([.E231] &lt;= 1; 6;     IF([.E231] &lt;= 2; 10;     IF([.E231] &lt;= 3.5; 16;     IF([.E231] &lt;= 5.4; 25;     IF([.E231] &lt;= 8; 35; 50)))));  IF([.D231] &lt;= 40;     IF([.E231] &lt;= 1.5; 10;     IF([.E231] &lt;= 2.5; 16;     IF([.E231] &lt;= 4; 25;     IF([.E231] &lt;= 6; 35; 50))));  &quot;Way too heavy&quot; ))))))))); &quot;&quot;)">
            <text:p/>
          </table:table-cell>
          <table:table-cell table:style-name="ce34" table:formula="of:= IF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4"/>
          <table:table-cell table:style-name="ce4" table:formula="of:=IF(ISNUMBER([.E233]); [.E233]+Buffer; &quot;&quot;)">
            <text:p/>
          </table:table-cell>
          <table:table-cell table:style-name="ce4" table:formula="of:=IF(ISNUMBER([.D233]); IF([.D233] &lt;= 1;     IF([.E233] &lt;= 7; 1;     IF([.E233] &lt;= 10; 1.5;     IF([.E233] &lt;= 17; 2.5;     IF([.E233] &lt;= 28; 4;     IF([.E233] &lt;= 42; 6; 10)))));  IF([.D233] &lt;= 2;     IF([.E233] &lt;= 1.5; 1;     IF([.E233] &lt;= 5; 1.5;     IF([.E233] &lt;= 8.5; 2.5;     IF([.E233] &lt;= 14; 4;     IF([.E233] &lt;= 21; 6; 10)))));  IF([.D233] &lt;= 4;     IF([.E233] &lt;= 1.5; 1;     IF([.E233] &lt;= 2.5; 1.5;     IF([.E233] &lt;= 4; 2.5;     IF([.E233] &lt;= 7; 4;     IF([.E233] &lt;= 10.5; 6; 10)))));  IF([.D233] &lt;= 6;     IF([.E233] &lt;= 1.5; 1.5;     IF([.E233] &lt;= 2.5; 2.5;     IF([.E233] &lt;= 4.5; 4;     IF([.E233] &lt;= 7; 6; 10))));  IF([.D233] &lt;= 10;     IF([.E233] &lt;= 1.5; 2.5;     IF([.E233] &lt;= 2.5; 4;     IF([.E233] &lt;= 4; 6;     IF([.E233] &lt;= 7; 10;     IF([.E233] &lt;= 10.5; 16;     IF([.E233] &lt;= 17.5; 25;     IF([.E233] &lt;= 24; 35; 50)))))));  IF([.D233] &lt;= 15;     IF([.E233] &lt;= 1; 2.5;     IF([.E233] &lt;= 1.5; 4;     IF([.E233] &lt;= 2.5; 6;     IF([.E233] &lt;= 4.5; 10;     IF([.E233] &lt;= 7; 16;     IF([.E233] &lt;= 11.5; 25;     IF([.E233] &lt;= 16; 35; 50)))))));  IF([.D233] &lt;= 25;     IF([.E233] &lt;= 1; 4;     IF([.E233] &lt;= 1.5; 6;     IF([.E233] &lt;= 2.5; 10;     IF([.E233] &lt;= 4; 16;     IF([.E233] &lt;= 7; 25;     IF([.E233] &lt;= 9.5; 35; 50))))));  IF([.D233] &lt;= 30;     IF([.E233] &lt;= 1; 6;     IF([.E233] &lt;= 2; 10;     IF([.E233] &lt;= 3.5; 16;     IF([.E233] &lt;= 5.4; 25;     IF([.E233] &lt;= 8; 35; 50)))));  IF([.D233] &lt;= 40;     IF([.E233] &lt;= 1.5; 10;     IF([.E233] &lt;= 2.5; 16;     IF([.E233] &lt;= 4; 25;     IF([.E233] &lt;= 6; 35; 50))));  &quot;Way too heavy&quot; ))))))))); &quot;&quot;)">
            <text:p/>
          </table:table-cell>
          <table:table-cell table:style-name="ce34" table:formula="of:= IF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34" table:formula="of:= IF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15" calcext:value-type="float" table:number-columns-spanned="1" table:number-rows-spanned="3">
            <text:p>15.00</text:p>
          </table:table-cell>
          <table:table-cell table:style-name="ce24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34" table:formula="of:= IF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34" table:formula="of:= IF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34" table:formula="of:= IF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34" table:formula="of:= IF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1]); [.E241]+Buffer; &quot;&quot;)">
            <text:p/>
          </table:table-cell>
          <table:table-cell table:style-name="ce4" table:formula="of:=IF(ISNUMBER([.D241]); IF([.D241] &lt;= 1;     IF([.E241] &lt;= 7; 1;     IF([.E241] &lt;= 10; 1.5;     IF([.E241] &lt;= 17; 2.5;     IF([.E241] &lt;= 28; 4;     IF([.E241] &lt;= 42; 6; 10)))));  IF([.D241] &lt;= 2;     IF([.E241] &lt;= 1.5; 1;     IF([.E241] &lt;= 5; 1.5;     IF([.E241] &lt;= 8.5; 2.5;     IF([.E241] &lt;= 14; 4;     IF([.E241] &lt;= 21; 6; 10)))));  IF([.D241] &lt;= 4;     IF([.E241] &lt;= 1.5; 1;     IF([.E241] &lt;= 2.5; 1.5;     IF([.E241] &lt;= 4; 2.5;     IF([.E241] &lt;= 7; 4;     IF([.E241] &lt;= 10.5; 6; 10)))));  IF([.D241] &lt;= 6;     IF([.E241] &lt;= 1.5; 1.5;     IF([.E241] &lt;= 2.5; 2.5;     IF([.E241] &lt;= 4.5; 4;     IF([.E241] &lt;= 7; 6; 10))));  IF([.D241] &lt;= 10;     IF([.E241] &lt;= 1.5; 2.5;     IF([.E241] &lt;= 2.5; 4;     IF([.E241] &lt;= 4; 6;     IF([.E241] &lt;= 7; 10;     IF([.E241] &lt;= 10.5; 16;     IF([.E241] &lt;= 17.5; 25;     IF([.E241] &lt;= 24; 35; 50)))))));  IF([.D241] &lt;= 15;     IF([.E241] &lt;= 1; 2.5;     IF([.E241] &lt;= 1.5; 4;     IF([.E241] &lt;= 2.5; 6;     IF([.E241] &lt;= 4.5; 10;     IF([.E241] &lt;= 7; 16;     IF([.E241] &lt;= 11.5; 25;     IF([.E241] &lt;= 16; 35; 50)))))));  IF([.D241] &lt;= 25;     IF([.E241] &lt;= 1; 4;     IF([.E241] &lt;= 1.5; 6;     IF([.E241] &lt;= 2.5; 10;     IF([.E241] &lt;= 4; 16;     IF([.E241] &lt;= 7; 25;     IF([.E241] &lt;= 9.5; 35; 50))))));  IF([.D241] &lt;= 30;     IF([.E241] &lt;= 1; 6;     IF([.E241] &lt;= 2; 10;     IF([.E241] &lt;= 3.5; 16;     IF([.E241] &lt;= 5.4; 25;     IF([.E241] &lt;= 8; 35; 50)))));  IF([.D241] &lt;= 40;     IF([.E241] &lt;= 1.5; 10;     IF([.E241] &lt;= 2.5; 16;     IF([.E241] &lt;= 4; 25;     IF([.E241] &lt;= 6; 35; 50))));  &quot;Way too heavy&quot; ))))))))); &quot;&quot;)">
            <text:p/>
          </table:table-cell>
          <table:table-cell table:style-name="ce34" table:formula="of:= IF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34" table:formula="of:= IF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34" table:formula="of:= IF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34" table:formula="of:= IF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34" table:formula="of:= IF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([.D249] &lt;= 1;     IF([.E249] &lt;= 7; 1;     IF([.E249] &lt;= 10; 1.5;     IF([.E249] &lt;= 17; 2.5;     IF([.E249] &lt;= 28; 4;     IF([.E249] &lt;= 42; 6; 10)))));  IF([.D249] &lt;= 2;     IF([.E249] &lt;= 1.5; 1;     IF([.E249] &lt;= 5; 1.5;     IF([.E249] &lt;= 8.5; 2.5;     IF([.E249] &lt;= 14; 4;     IF([.E249] &lt;= 21; 6; 10)))));  IF([.D249] &lt;= 4;     IF([.E249] &lt;= 1.5; 1;     IF([.E249] &lt;= 2.5; 1.5;     IF([.E249] &lt;= 4; 2.5;     IF([.E249] &lt;= 7; 4;     IF([.E249] &lt;= 10.5; 6; 10)))));  IF([.D249] &lt;= 6;     IF([.E249] &lt;= 1.5; 1.5;     IF([.E249] &lt;= 2.5; 2.5;     IF([.E249] &lt;= 4.5; 4;     IF([.E249] &lt;= 7; 6; 10))));  IF([.D249] &lt;= 10;     IF([.E249] &lt;= 1.5; 2.5;     IF([.E249] &lt;= 2.5; 4;     IF([.E249] &lt;= 4; 6;     IF([.E249] &lt;= 7; 10;     IF([.E249] &lt;= 10.5; 16;     IF([.E249] &lt;= 17.5; 25;     IF([.E249] &lt;= 24; 35; 50)))))));  IF([.D249] &lt;= 15;     IF([.E249] &lt;= 1; 2.5;     IF([.E249] &lt;= 1.5; 4;     IF([.E249] &lt;= 2.5; 6;     IF([.E249] &lt;= 4.5; 10;     IF([.E249] &lt;= 7; 16;     IF([.E249] &lt;= 11.5; 25;     IF([.E249] &lt;= 16; 35; 50)))))));  IF([.D249] &lt;= 25;     IF([.E249] &lt;= 1; 4;     IF([.E249] &lt;= 1.5; 6;     IF([.E249] &lt;= 2.5; 10;     IF([.E249] &lt;= 4; 16;     IF([.E249] &lt;= 7; 25;     IF([.E249] &lt;= 9.5; 35; 50))))));  IF([.D249] &lt;= 30;     IF([.E249] &lt;= 1; 6;     IF([.E249] &lt;= 2; 10;     IF([.E249] &lt;= 3.5; 16;     IF([.E249] &lt;= 5.4; 25;     IF([.E249] &lt;= 8; 35; 50)))));  IF([.D249] &lt;= 40;     IF([.E249] &lt;= 1.5; 10;     IF([.E249] &lt;= 2.5; 16;     IF([.E249] &lt;= 4; 25;     IF([.E249] &lt;= 6; 35; 50))));  &quot;Way too heavy&quot; ))))))))); &quot;&quot;)">
            <text:p/>
          </table:table-cell>
          <table:table-cell table:style-name="ce34" table:formula="of:= IF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34" table:formula="of:= IF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34" table:formula="of:= IF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34" table:formula="of:= IF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34" table:formula="of:= IF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34" table:formula="of:= IF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34" table:formula="of:= IF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34" table:formula="of:= IF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4" office:value-type="float" office:value="35" calcext:value-type="float" table:number-columns-spanned="1" table:number-rows-spanned="4">
            <text:p>35.00</text:p>
          </table:table-cell>
          <table:table-cell table:style-name="ce24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34" table:formula="of:= IF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34" table:formula="of:= IF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34" table:formula="of:= IF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34" table:formula="of:= IF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4]); IF([.D264] &lt;= 1;     IF([.E264] &lt;= 7; 1;     IF([.E264] &lt;= 10; 1.5;     IF([.E264] &lt;= 17; 2.5;     IF([.E264] &lt;= 28; 4;     IF([.E264] &lt;= 42; 6; 10)))));  IF([.D264] &lt;= 2;     IF([.E264] &lt;= 1.5; 1;     IF([.E264] &lt;= 5; 1.5;     IF([.E264] &lt;= 8.5; 2.5;     IF([.E264] &lt;= 14; 4;     IF([.E264] &lt;= 21; 6; 10)))));  IF([.D264] &lt;= 4;     IF([.E264] &lt;= 1.5; 1;     IF([.E264] &lt;= 2.5; 1.5;     IF([.E264] &lt;= 4; 2.5;     IF([.E264] &lt;= 7; 4;     IF([.E264] &lt;= 10.5; 6; 10)))));  IF([.D264] &lt;= 6;     IF([.E264] &lt;= 1.5; 1.5;     IF([.E264] &lt;= 2.5; 2.5;     IF([.E264] &lt;= 4.5; 4;     IF([.E264] &lt;= 7; 6; 10))));  IF([.D264] &lt;= 10;     IF([.E264] &lt;= 1.5; 2.5;     IF([.E264] &lt;= 2.5; 4;     IF([.E264] &lt;= 4; 6;     IF([.E264] &lt;= 7; 10;     IF([.E264] &lt;= 10.5; 16;     IF([.E264] &lt;= 17.5; 25;     IF([.E264] &lt;= 24; 35; 50)))))));  IF([.D264] &lt;= 15;     IF([.E264] &lt;= 1; 2.5;     IF([.E264] &lt;= 1.5; 4;     IF([.E264] &lt;= 2.5; 6;     IF([.E264] &lt;= 4.5; 10;     IF([.E264] &lt;= 7; 16;     IF([.E264] &lt;= 11.5; 25;     IF([.E264] &lt;= 16; 35; 50)))))));  IF([.D264] &lt;= 25;     IF([.E264] &lt;= 1; 4;     IF([.E264] &lt;= 1.5; 6;     IF([.E264] &lt;= 2.5; 10;     IF([.E264] &lt;= 4; 16;     IF([.E264] &lt;= 7; 25;     IF([.E264] &lt;= 9.5; 35; 50))))));  IF([.D264] &lt;= 30;     IF([.E264] &lt;= 1; 6;     IF([.E264] &lt;= 2; 10;     IF([.E264] &lt;= 3.5; 16;     IF([.E264] &lt;= 5.4; 25;     IF([.E264] &lt;= 8; 35; 50)))));  IF([.D264] &lt;= 40;     IF([.E264] &lt;= 1.5; 10;     IF([.E264] &lt;= 2.5; 16;     IF([.E264] &lt;= 4; 25;     IF([.E264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34" table:formula="of:= IF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34" table:formula="of:= IF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34" table:formula="of:= IF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34" table:formula="of:= IF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1]); [.E271]+Buffer; &quot;&quot;)">
            <text:p/>
          </table:covered-table-cell>
          <table:table-cell table:style-name="ce4"/>
          <table:table-cell table:style-name="ce34" table:formula="of:= IF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2]); [.E272]+Buffer; &quot;&quot;)">
            <text:p/>
          </table:covered-table-cell>
          <table:table-cell table:style-name="ce4"/>
          <table:table-cell table:style-name="ce34" table:formula="of:= IF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34" table:formula="of:= IF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2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5" calcext:value-type="float" table:number-columns-spanned="1" table:number-rows-spanned="3">
            <text:p>15.00</text:p>
          </table:table-cell>
          <table:table-cell table:style-name="ce24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5]); [.E275]+Buffer; &quot;&quot;)">
            <text:p/>
          </table:covered-table-cell>
          <table:table-cell table:style-name="ce4"/>
          <table:table-cell table:style-name="ce34" table:formula="of:= IF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34" table:formula="of:= IF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34" table:formula="of:= IF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34" table:formula="of:= IF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0]); [.E280]+Buffer; &quot;&quot;)">
            <text:p/>
          </table:table-cell>
          <table:table-cell table:style-name="ce4" table:formula="of:=IF(ISNUMBER([.D280]); IF([.D280] &lt;= 1;     IF([.E280] &lt;= 7; 1;     IF([.E280] &lt;= 10; 1.5;     IF([.E280] &lt;= 17; 2.5;     IF([.E280] &lt;= 28; 4;     IF([.E280] &lt;= 42; 6; 10)))));  IF([.D280] &lt;= 2;     IF([.E280] &lt;= 1.5; 1;     IF([.E280] &lt;= 5; 1.5;     IF([.E280] &lt;= 8.5; 2.5;     IF([.E280] &lt;= 14; 4;     IF([.E280] &lt;= 21; 6; 10)))));  IF([.D280] &lt;= 4;     IF([.E280] &lt;= 1.5; 1;     IF([.E280] &lt;= 2.5; 1.5;     IF([.E280] &lt;= 4; 2.5;     IF([.E280] &lt;= 7; 4;     IF([.E280] &lt;= 10.5; 6; 10)))));  IF([.D280] &lt;= 6;     IF([.E280] &lt;= 1.5; 1.5;     IF([.E280] &lt;= 2.5; 2.5;     IF([.E280] &lt;= 4.5; 4;     IF([.E280] &lt;= 7; 6; 10))));  IF([.D280] &lt;= 10;     IF([.E280] &lt;= 1.5; 2.5;     IF([.E280] &lt;= 2.5; 4;     IF([.E280] &lt;= 4; 6;     IF([.E280] &lt;= 7; 10;     IF([.E280] &lt;= 10.5; 16;     IF([.E280] &lt;= 17.5; 25;     IF([.E280] &lt;= 24; 35; 50)))))));  IF([.D280] &lt;= 15;     IF([.E280] &lt;= 1; 2.5;     IF([.E280] &lt;= 1.5; 4;     IF([.E280] &lt;= 2.5; 6;     IF([.E280] &lt;= 4.5; 10;     IF([.E280] &lt;= 7; 16;     IF([.E280] &lt;= 11.5; 25;     IF([.E280] &lt;= 16; 35; 50)))))));  IF([.D280] &lt;= 25;     IF([.E280] &lt;= 1; 4;     IF([.E280] &lt;= 1.5; 6;     IF([.E280] &lt;= 2.5; 10;     IF([.E280] &lt;= 4; 16;     IF([.E280] &lt;= 7; 25;     IF([.E280] &lt;= 9.5; 35; 50))))));  IF([.D280] &lt;= 30;     IF([.E280] &lt;= 1; 6;     IF([.E280] &lt;= 2; 10;     IF([.E280] &lt;= 3.5; 16;     IF([.E280] &lt;= 5.4; 25;     IF([.E280] &lt;= 8; 35; 50)))));  IF([.D280] &lt;= 40;     IF([.E280] &lt;= 1.5; 10;     IF([.E280] &lt;= 2.5; 16;     IF([.E280] &lt;= 4; 25;     IF([.E280] &lt;= 6; 35; 50))));  &quot;Way too heavy&quot; ))))))))); &quot;&quot;)">
            <text:p/>
          </table:table-cell>
          <table:table-cell table:style-name="ce34" table:formula="of:= IF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([.D282] &lt;= 1;     IF([.E282] &lt;= 7; 1;     IF([.E282] &lt;= 10; 1.5;     IF([.E282] &lt;= 17; 2.5;     IF([.E282] &lt;= 28; 4;     IF([.E282] &lt;= 42; 6; 10)))));  IF([.D282] &lt;= 2;     IF([.E282] &lt;= 1.5; 1;     IF([.E282] &lt;= 5; 1.5;     IF([.E282] &lt;= 8.5; 2.5;     IF([.E282] &lt;= 14; 4;     IF([.E282] &lt;= 21; 6; 10)))));  IF([.D282] &lt;= 4;     IF([.E282] &lt;= 1.5; 1;     IF([.E282] &lt;= 2.5; 1.5;     IF([.E282] &lt;= 4; 2.5;     IF([.E282] &lt;= 7; 4;     IF([.E282] &lt;= 10.5; 6; 10)))));  IF([.D282] &lt;= 6;     IF([.E282] &lt;= 1.5; 1.5;     IF([.E282] &lt;= 2.5; 2.5;     IF([.E282] &lt;= 4.5; 4;     IF([.E282] &lt;= 7; 6; 10))));  IF([.D282] &lt;= 10;     IF([.E282] &lt;= 1.5; 2.5;     IF([.E282] &lt;= 2.5; 4;     IF([.E282] &lt;= 4; 6;     IF([.E282] &lt;= 7; 10;     IF([.E282] &lt;= 10.5; 16;     IF([.E282] &lt;= 17.5; 25;     IF([.E282] &lt;= 24; 35; 50)))))));  IF([.D282] &lt;= 15;     IF([.E282] &lt;= 1; 2.5;     IF([.E282] &lt;= 1.5; 4;     IF([.E282] &lt;= 2.5; 6;     IF([.E282] &lt;= 4.5; 10;     IF([.E282] &lt;= 7; 16;     IF([.E282] &lt;= 11.5; 25;     IF([.E282] &lt;= 16; 35; 50)))))));  IF([.D282] &lt;= 25;     IF([.E282] &lt;= 1; 4;     IF([.E282] &lt;= 1.5; 6;     IF([.E282] &lt;= 2.5; 10;     IF([.E282] &lt;= 4; 16;     IF([.E282] &lt;= 7; 25;     IF([.E282] &lt;= 9.5; 35; 50))))));  IF([.D282] &lt;= 30;     IF([.E282] &lt;= 1; 6;     IF([.E282] &lt;= 2; 10;     IF([.E282] &lt;= 3.5; 16;     IF([.E282] &lt;= 5.4; 25;     IF([.E282] &lt;= 8; 35; 50)))));  IF([.D282] &lt;= 40;     IF([.E282] &lt;= 1.5; 10;     IF([.E282] &lt;= 2.5; 16;     IF([.E282] &lt;= 4; 25;     IF([.E282] &lt;= 6; 35; 50))));  &quot;Way too heavy&quot; ))))))))); &quot;&quot;)">
            <text:p/>
          </table:table-cell>
          <table:table-cell table:style-name="ce34" table:formula="of:= IF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34" table:formula="of:= IF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34" table:formula="of:= IF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34" table:formula="of:= IF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T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87]); [.E28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34" table:formula="of:= IF(ISNUMBER([.D287]); [.D287] * (CopperResistivity * [.E287] / ([.G287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88]); [.E288]+Buffer; &quot;&quot;)">
            <text:p/>
          </table:covered-table-cell>
          <table:covered-table-cell table:style-name="ce4"/>
          <table:table-cell table:style-name="ce34" table:formula="of:= IF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34" table:formula="of:= IF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H’</text:p>
          </table:table-cell>
          <table:table-cell table:style-name="ce4" office:value-type="string" calcext:value-type="string" table:number-columns-spanned="1" table:number-rows-spanned="3">
            <text:p>Серый</text:p>
          </table:table-cell>
          <table:table-cell table:style-name="ce24" office:value-type="float" office:value="1" calcext:value-type="float" table:number-columns-spanned="1" table:number-rows-spanned="3">
            <text:p>1.00</text:p>
          </table:table-cell>
          <table:table-cell table:style-name="ce24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90]); [.D290] * (CopperResistivity * [.E290] / ([.G29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34" table:formula="of:= IF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/>
          <table:covered-table-cell table:style-name="ce4"/>
          <table:covered-table-cell table:number-columns-repeated="2" table:style-name="ce24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34" table:formula="of:= IF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34" table:formula="of:= IF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34" table:formula="of:= IF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34" table:formula="of:= IF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34" table:formula="of:= IF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34" table:formula="of:= IF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34" table:formula="of:= IF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34" table:formula="of:= IF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 (Чёрный)</text:p>
          </table:table-cell>
          <table:table-cell table:style-name="ce24" office:value-type="float" office:value="20" calcext:value-type="float">
            <text:p>20.00</text:p>
          </table:table-cell>
          <table:table-cell table:style-name="ce24" table:formula="of:=TorpedoWidth+Width+TorpedoWidth" office:value-type="float" office:value="2.8" calcext:value-type="float">
            <text:p>2.80</text:p>
          </table:table-cell>
          <table:table-cell table:style-name="ce4" table:formula="of:=IF(ISNUMBER([.E303]); [.E303]+Buffer; &quot;&quot;)" office:value-type="float" office:value="3.3" calcext:value-type="float">
            <text:p>3.3</text:p>
          </table:table-cell>
          <table:table-cell table:style-name="ce4" table:formula="of:=IF(ISNUMBER([.D303]); IF([.D303] &lt;= 1;     IF([.E303] &lt;= 7; 1;     IF([.E303] &lt;= 10; 1.5;     IF([.E303] &lt;= 17; 2.5;     IF([.E303] &lt;= 28; 4;     IF([.E303] &lt;= 42; 6; 10)))));  IF([.D303] &lt;= 2;     IF([.E303] &lt;= 1.5; 1;     IF([.E303] &lt;= 5; 1.5;     IF([.E303] &lt;= 8.5; 2.5;     IF([.E303] &lt;= 14; 4;     IF([.E303] &lt;= 21; 6; 10)))));  IF([.D303] &lt;= 4;     IF([.E303] &lt;= 1.5; 1;     IF([.E303] &lt;= 2.5; 1.5;     IF([.E303] &lt;= 4; 2.5;     IF([.E303] &lt;= 7; 4;     IF([.E303] &lt;= 10.5; 6; 10)))));  IF([.D303] &lt;= 6;     IF([.E303] &lt;= 1.5; 1.5;     IF([.E303] &lt;= 2.5; 2.5;     IF([.E303] &lt;= 4.5; 4;     IF([.E303] &lt;= 7; 6; 10))));  IF([.D303] &lt;= 10;     IF([.E303] &lt;= 1.5; 2.5;     IF([.E303] &lt;= 2.5; 4;     IF([.E303] &lt;= 4; 6;     IF([.E303] &lt;= 7; 10;     IF([.E303] &lt;= 10.5; 16;     IF([.E303] &lt;= 17.5; 25;     IF([.E303] &lt;= 24; 35; 50)))))));  IF([.D303] &lt;= 15;     IF([.E303] &lt;= 1; 2.5;     IF([.E303] &lt;= 1.5; 4;     IF([.E303] &lt;= 2.5; 6;     IF([.E303] &lt;= 4.5; 10;     IF([.E303] &lt;= 7; 16;     IF([.E303] &lt;= 11.5; 25;     IF([.E303] &lt;= 16; 35; 50)))))));  IF([.D303] &lt;= 25;     IF([.E303] &lt;= 1; 4;     IF([.E303] &lt;= 1.5; 6;     IF([.E303] &lt;= 2.5; 10;     IF([.E303] &lt;= 4; 16;     IF([.E303] &lt;= 7; 25;     IF([.E303] &lt;= 9.5; 35; 50))))));  IF([.D303] &lt;= 30;     IF([.E303] &lt;= 1; 6;     IF([.E303] &lt;= 2; 10;     IF([.E303] &lt;= 3.5; 16;     IF([.E303] &lt;= 5.4; 25;     IF([.E303] &lt;= 8; 35; 50)))));  IF([.D303] &lt;= 40;     IF([.E303] &lt;= 1.5; 10;     IF([.E303] &lt;= 2.5; 16;     IF([.E303] &lt;= 4; 25;     IF([.E303] &lt;= 6; 35; 50))));  &quot;Way too heavy&quot; ))))))))); &quot;&quot;)" office:value-type="float" office:value="16" calcext:value-type="float">
            <text:p>16</text:p>
          </table:table-cell>
          <table:table-cell table:style-name="ce34" table:formula="of:= IF(ISNUMBER([.D303]); [.D303] * (CopperResistivity * [.E303] / ([.G303] * 0.000001)) / 12; &quot;&quot;)" office:value-type="percentage" office:value="0.00525" calcext:value-type="percentage">
            <text:p>0.5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ход</text:p>
          </table:table-cell>
          <table:covered-table-cell table:style-name="ce4"/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304]); [.E304]+Buffer; &quot;&quot;)" office:value-type="float" office:value="1" calcext:value-type="float">
            <text:p>1</text:p>
          </table:table-cell>
          <table:table-cell table:style-name="ce4" table:formula="of:=IF(ISNUMBER([.D304]); IF([.D304] &lt;= 1;     IF([.E304] &lt;= 7; 1;     IF([.E304] &lt;= 10; 1.5;     IF([.E304] &lt;= 17; 2.5;     IF([.E304] &lt;= 28; 4;     IF([.E304] &lt;= 42; 6; 10)))));  IF([.D304] &lt;= 2;     IF([.E304] &lt;= 1.5; 1;     IF([.E304] &lt;= 5; 1.5;     IF([.E304] &lt;= 8.5; 2.5;     IF([.E304] &lt;= 14; 4;     IF([.E304] &lt;= 21; 6; 10)))));  IF([.D304] &lt;= 4;     IF([.E304] &lt;= 1.5; 1;     IF([.E304] &lt;= 2.5; 1.5;     IF([.E304] &lt;= 4; 2.5;     IF([.E304] &lt;= 7; 4;     IF([.E304] &lt;= 10.5; 6; 10)))));  IF([.D304] &lt;= 6;     IF([.E304] &lt;= 1.5; 1.5;     IF([.E304] &lt;= 2.5; 2.5;     IF([.E304] &lt;= 4.5; 4;     IF([.E304] &lt;= 7; 6; 10))));  IF([.D304] &lt;= 10;     IF([.E304] &lt;= 1.5; 2.5;     IF([.E304] &lt;= 2.5; 4;     IF([.E304] &lt;= 4; 6;     IF([.E304] &lt;= 7; 10;     IF([.E304] &lt;= 10.5; 16;     IF([.E304] &lt;= 17.5; 25;     IF([.E304] &lt;= 24; 35; 50)))))));  IF([.D304] &lt;= 15;     IF([.E304] &lt;= 1; 2.5;     IF([.E304] &lt;= 1.5; 4;     IF([.E304] &lt;= 2.5; 6;     IF([.E304] &lt;= 4.5; 10;     IF([.E304] &lt;= 7; 16;     IF([.E304] &lt;= 11.5; 25;     IF([.E304] &lt;= 16; 35; 50)))))));  IF([.D304] &lt;= 25;     IF([.E304] &lt;= 1; 4;     IF([.E304] &lt;= 1.5; 6;     IF([.E304] &lt;= 2.5; 10;     IF([.E304] &lt;= 4; 16;     IF([.E304] &lt;= 7; 25;     IF([.E304] &lt;= 9.5; 35; 50))))));  IF([.D304] &lt;= 30;     IF([.E304] &lt;= 1; 6;     IF([.E304] &lt;= 2; 10;     IF([.E304] &lt;= 3.5; 16;     IF([.E304] &lt;= 5.4; 25;     IF([.E304] &lt;= 8; 35; 50)))));  IF([.D304] &lt;= 40;     IF([.E304] &lt;= 1.5; 10;     IF([.E304] &lt;= 2.5; 16;     IF([.E304] &lt;= 4; 25;     IF([.E304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304]); [.D304] * (CopperResistivity * [.E304] / ([.G30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3’, вход</text:p>
          </table:table-cell>
          <table:covered-table-cell table:style-name="ce4"/>
          <table:table-cell table:style-name="ce24" office:value-type="float" office:value="10" calcext:value-type="float">
            <text:p>10.00</text:p>
          </table:table-cell>
          <table:table-cell table:style-name="ce24" office:value-type="float" office:value="0.5" calcext:value-type="float">
            <text:p>0.50</text:p>
          </table:table-cell>
          <table:table-cell table:style-name="ce4" table:formula="of:=IF(ISNUMBER([.E305]); [.E305]+Buffer; &quot;&quot;)" office:value-type="float" office:value="1" calcext:value-type="float">
            <text:p>1</text:p>
          </table:table-cell>
          <table:table-cell table:style-name="ce4" table:formula="of:=IF(ISNUMBER([.D305]); IF([.D305] &lt;= 1;     IF([.E305] &lt;= 7; 1;     IF([.E305] &lt;= 10; 1.5;     IF([.E305] &lt;= 17; 2.5;     IF([.E305] &lt;= 28; 4;     IF([.E305] &lt;= 42; 6; 10)))));  IF([.D305] &lt;= 2;     IF([.E305] &lt;= 1.5; 1;     IF([.E305] &lt;= 5; 1.5;     IF([.E305] &lt;= 8.5; 2.5;     IF([.E305] &lt;= 14; 4;     IF([.E305] &lt;= 21; 6; 10)))));  IF([.D305] &lt;= 4;     IF([.E305] &lt;= 1.5; 1;     IF([.E305] &lt;= 2.5; 1.5;     IF([.E305] &lt;= 4; 2.5;     IF([.E305] &lt;= 7; 4;     IF([.E305] &lt;= 10.5; 6; 10)))));  IF([.D305] &lt;= 6;     IF([.E305] &lt;= 1.5; 1.5;     IF([.E305] &lt;= 2.5; 2.5;     IF([.E305] &lt;= 4.5; 4;     IF([.E305] &lt;= 7; 6; 10))));  IF([.D305] &lt;= 10;     IF([.E305] &lt;= 1.5; 2.5;     IF([.E305] &lt;= 2.5; 4;     IF([.E305] &lt;= 4; 6;     IF([.E305] &lt;= 7; 10;     IF([.E305] &lt;= 10.5; 16;     IF([.E305] &lt;= 17.5; 25;     IF([.E305] &lt;= 24; 35; 50)))))));  IF([.D305] &lt;= 15;     IF([.E305] &lt;= 1; 2.5;     IF([.E305] &lt;= 1.5; 4;     IF([.E305] &lt;= 2.5; 6;     IF([.E305] &lt;= 4.5; 10;     IF([.E305] &lt;= 7; 16;     IF([.E305] &lt;= 11.5; 25;     IF([.E305] &lt;= 16; 35; 50)))))));  IF([.D305] &lt;= 25;     IF([.E305] &lt;= 1; 4;     IF([.E305] &lt;= 1.5; 6;     IF([.E305] &lt;= 2.5; 10;     IF([.E305] &lt;= 4; 16;     IF([.E305] &lt;= 7; 25;     IF([.E305] &lt;= 9.5; 35; 50))))));  IF([.D305] &lt;= 30;     IF([.E305] &lt;= 1; 6;     IF([.E305] &lt;= 2; 10;     IF([.E305] &lt;= 3.5; 16;     IF([.E305] &lt;= 5.4; 25;     IF([.E305] &lt;= 8; 35; 50)))));  IF([.D305] &lt;= 40;     IF([.E305] &lt;= 1.5; 10;     IF([.E305] &lt;= 2.5; 16;     IF([.E305] &lt;= 4; 25;     IF([.E305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305]); [.D305] * (CopperResistivity * [.E305] / ([.G3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6]); [.E306]+Buffer; &quot;&quot;)">
            <text:p/>
          </table:table-cell>
          <table:table-cell table:style-name="ce4" table:formula="of:=IF(ISNUMBER([.D306]); IF([.D306] &lt;= 1;     IF([.E306] &lt;= 7; 1;     IF([.E306] &lt;= 10; 1.5;     IF([.E306] &lt;= 17; 2.5;     IF([.E306] &lt;= 28; 4;     IF([.E306] &lt;= 42; 6; 10)))));  IF([.D306] &lt;= 2;     IF([.E306] &lt;= 1.5; 1;     IF([.E306] &lt;= 5; 1.5;     IF([.E306] &lt;= 8.5; 2.5;     IF([.E306] &lt;= 14; 4;     IF([.E306] &lt;= 21; 6; 10)))));  IF([.D306] &lt;= 4;     IF([.E306] &lt;= 1.5; 1;     IF([.E306] &lt;= 2.5; 1.5;     IF([.E306] &lt;= 4; 2.5;     IF([.E306] &lt;= 7; 4;     IF([.E306] &lt;= 10.5; 6; 10)))));  IF([.D306] &lt;= 6;     IF([.E306] &lt;= 1.5; 1.5;     IF([.E306] &lt;= 2.5; 2.5;     IF([.E306] &lt;= 4.5; 4;     IF([.E306] &lt;= 7; 6; 10))));  IF([.D306] &lt;= 10;     IF([.E306] &lt;= 1.5; 2.5;     IF([.E306] &lt;= 2.5; 4;     IF([.E306] &lt;= 4; 6;     IF([.E306] &lt;= 7; 10;     IF([.E306] &lt;= 10.5; 16;     IF([.E306] &lt;= 17.5; 25;     IF([.E306] &lt;= 24; 35; 50)))))));  IF([.D306] &lt;= 15;     IF([.E306] &lt;= 1; 2.5;     IF([.E306] &lt;= 1.5; 4;     IF([.E306] &lt;= 2.5; 6;     IF([.E306] &lt;= 4.5; 10;     IF([.E306] &lt;= 7; 16;     IF([.E306] &lt;= 11.5; 25;     IF([.E306] &lt;= 16; 35; 50)))))));  IF([.D306] &lt;= 25;     IF([.E306] &lt;= 1; 4;     IF([.E306] &lt;= 1.5; 6;     IF([.E306] &lt;= 2.5; 10;     IF([.E306] &lt;= 4; 16;     IF([.E306] &lt;= 7; 25;     IF([.E306] &lt;= 9.5; 35; 50))))));  IF([.D306] &lt;= 30;     IF([.E306] &lt;= 1; 6;     IF([.E306] &lt;= 2; 10;     IF([.E306] &lt;= 3.5; 16;     IF([.E306] &lt;= 5.4; 25;     IF([.E306] &lt;= 8; 35; 50)))));  IF([.D306] &lt;= 40;     IF([.E306] &lt;= 1.5; 10;     IF([.E306] &lt;= 2.5; 16;     IF([.E306] &lt;= 4; 25;     IF([.E306] &lt;= 6; 35; 50))));  &quot;Way too heavy&quot; ))))))))); &quot;&quot;)">
            <text:p/>
          </table:table-cell>
          <table:table-cell table:style-name="ce34" table:formula="of:= IF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([.D308] &lt;= 1;     IF([.E308] &lt;= 7; 1;     IF([.E308] &lt;= 10; 1.5;     IF([.E308] &lt;= 17; 2.5;     IF([.E308] &lt;= 28; 4;     IF([.E308] &lt;= 42; 6; 10)))));  IF([.D308] &lt;= 2;     IF([.E308] &lt;= 1.5; 1;     IF([.E308] &lt;= 5; 1.5;     IF([.E308] &lt;= 8.5; 2.5;     IF([.E308] &lt;= 14; 4;     IF([.E308] &lt;= 21; 6; 10)))));  IF([.D308] &lt;= 4;     IF([.E308] &lt;= 1.5; 1;     IF([.E308] &lt;= 2.5; 1.5;     IF([.E308] &lt;= 4; 2.5;     IF([.E308] &lt;= 7; 4;     IF([.E308] &lt;= 10.5; 6; 10)))));  IF([.D308] &lt;= 6;     IF([.E308] &lt;= 1.5; 1.5;     IF([.E308] &lt;= 2.5; 2.5;     IF([.E308] &lt;= 4.5; 4;     IF([.E308] &lt;= 7; 6; 10))));  IF([.D308] &lt;= 10;     IF([.E308] &lt;= 1.5; 2.5;     IF([.E308] &lt;= 2.5; 4;     IF([.E308] &lt;= 4; 6;     IF([.E308] &lt;= 7; 10;     IF([.E308] &lt;= 10.5; 16;     IF([.E308] &lt;= 17.5; 25;     IF([.E308] &lt;= 24; 35; 50)))))));  IF([.D308] &lt;= 15;     IF([.E308] &lt;= 1; 2.5;     IF([.E308] &lt;= 1.5; 4;     IF([.E308] &lt;= 2.5; 6;     IF([.E308] &lt;= 4.5; 10;     IF([.E308] &lt;= 7; 16;     IF([.E308] &lt;= 11.5; 25;     IF([.E308] &lt;= 16; 35; 50)))))));  IF([.D308] &lt;= 25;     IF([.E308] &lt;= 1; 4;     IF([.E308] &lt;= 1.5; 6;     IF([.E308] &lt;= 2.5; 10;     IF([.E308] &lt;= 4; 16;     IF([.E308] &lt;= 7; 25;     IF([.E308] &lt;= 9.5; 35; 50))))));  IF([.D308] &lt;= 30;     IF([.E308] &lt;= 1; 6;     IF([.E308] &lt;= 2; 10;     IF([.E308] &lt;= 3.5; 16;     IF([.E308] &lt;= 5.4; 25;     IF([.E308] &lt;= 8; 35; 50)))));  IF([.D308] &lt;= 40;     IF([.E308] &lt;= 1.5; 10;     IF([.E308] &lt;= 2.5; 16;     IF([.E308] &lt;= 4; 25;     IF([.E308] &lt;= 6; 35; 50))));  &quot;Way too heavy&quot; ))))))))); &quot;&quot;)">
            <text:p/>
          </table:table-cell>
          <table:table-cell table:style-name="ce34" table:formula="of:= IF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34" table:formula="of:= IF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10]); [.D310] * (CopperResistivity * [.E310] / ([.G310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34" table:formula="of:= IF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34" table:formula="of:= IF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34" table:formula="of:= IF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34" table:formula="of:= IF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34" table:formula="of:= IF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34" table:formula="of:= IF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34" table:formula="of:= IF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34" table:formula="of:= IF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34" table:formula="of:= IF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34" table:formula="of:= IF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34" table:formula="of:= IF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34" table:formula="of:= IF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34" table:formula="of:= IF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34" table:formula="of:= IF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34" table:formula="of:= IF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34" table:formula="of:= IF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34" table:formula="of:= IF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34" table:formula="of:= IF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37]); [.E337]+Buffer; &quot;&quot;)">
            <text:p/>
          </table:table-cell>
          <table:table-cell table:style-name="ce4" table:formula="of:=IF(ISNUMBER([.D337]); IF([.D337] &lt;= 1;     IF([.E337] &lt;= 7; 1;     IF([.E337] &lt;= 10; 1.5;     IF([.E337] &lt;= 17; 2.5;     IF([.E337] &lt;= 28; 4;     IF([.E337] &lt;= 42; 6; 10)))));  IF([.D337] &lt;= 2;     IF([.E337] &lt;= 1.5; 1;     IF([.E337] &lt;= 5; 1.5;     IF([.E337] &lt;= 8.5; 2.5;     IF([.E337] &lt;= 14; 4;     IF([.E337] &lt;= 21; 6; 10)))));  IF([.D337] &lt;= 4;     IF([.E337] &lt;= 1.5; 1;     IF([.E337] &lt;= 2.5; 1.5;     IF([.E337] &lt;= 4; 2.5;     IF([.E337] &lt;= 7; 4;     IF([.E337] &lt;= 10.5; 6; 10)))));  IF([.D337] &lt;= 6;     IF([.E337] &lt;= 1.5; 1.5;     IF([.E337] &lt;= 2.5; 2.5;     IF([.E337] &lt;= 4.5; 4;     IF([.E337] &lt;= 7; 6; 10))));  IF([.D337] &lt;= 10;     IF([.E337] &lt;= 1.5; 2.5;     IF([.E337] &lt;= 2.5; 4;     IF([.E337] &lt;= 4; 6;     IF([.E337] &lt;= 7; 10;     IF([.E337] &lt;= 10.5; 16;     IF([.E337] &lt;= 17.5; 25;     IF([.E337] &lt;= 24; 35; 50)))))));  IF([.D337] &lt;= 15;     IF([.E337] &lt;= 1; 2.5;     IF([.E337] &lt;= 1.5; 4;     IF([.E337] &lt;= 2.5; 6;     IF([.E337] &lt;= 4.5; 10;     IF([.E337] &lt;= 7; 16;     IF([.E337] &lt;= 11.5; 25;     IF([.E337] &lt;= 16; 35; 50)))))));  IF([.D337] &lt;= 25;     IF([.E337] &lt;= 1; 4;     IF([.E337] &lt;= 1.5; 6;     IF([.E337] &lt;= 2.5; 10;     IF([.E337] &lt;= 4; 16;     IF([.E337] &lt;= 7; 25;     IF([.E337] &lt;= 9.5; 35; 50))))));  IF([.D337] &lt;= 30;     IF([.E337] &lt;= 1; 6;     IF([.E337] &lt;= 2; 10;     IF([.E337] &lt;= 3.5; 16;     IF([.E337] &lt;= 5.4; 25;     IF([.E337] &lt;= 8; 35; 50)))));  IF([.D337] &lt;= 40;     IF([.E337] &lt;= 1.5; 10;     IF([.E337] &lt;= 2.5; 16;     IF([.E337] &lt;= 4; 25;     IF([.E337] &lt;= 6; 35; 50))));  &quot;Way too heavy&quot; ))))))))); &quot;&quot;)">
            <text:p/>
          </table:table-cell>
          <table:table-cell table:style-name="ce34" table:formula="of:= IF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34" table:formula="of:= IF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34" table:formula="of:= IF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41]); [.D341] * (CopperResistivity * [.E341] / ([.G341] * 0.000001)) / 12; &quot;&quot;)" office:value-type="percentage" office:value="0.03075" calcext:value-type="percentage">
            <text:p>3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34" table:formula="of:= IF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34" table:formula="of:= IF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44]); [.D344] * (CopperResistivity * [.E344] / ([.G344] * 0.000001)) / 12; &quot;&quot;)" office:value-type="percentage" office:value="0.03075" calcext:value-type="percentage">
            <text:p>3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34" table:formula="of:= IF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34" table:formula="of:= IF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34" table:formula="of:= IF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34" table:formula="of:= IF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34" table:formula="of:= IF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34" table:formula="of:= IF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34" table:formula="of:= IF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34" table:formula="of:= IF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34" table:formula="of:= IF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34" table:formula="of:= IF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34" table:formula="of:= IF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34" table:formula="of:= IF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34" table:formula="of:= IF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34" table:formula="of:= IF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34" table:formula="of:= IF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34" table:formula="of:= IF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34" table:formula="of:= IF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34" table:formula="of:= IF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34" table:formula="of:= IF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34" table:formula="of:= IF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34" table:formula="of:= IF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34" table:formula="of:= IF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34" table:formula="of:= IF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34" table:formula="of:= IF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34" table:formula="of:= IF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81]); [.D381] * (CopperResistivity * [.E381] / ([.G381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34" table:formula="of:= IF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34" table:formula="of:= IF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34" table:formula="of:= IF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34" table:formula="of:= IF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34" table:formula="of:= IF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4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34" table:formula="of:= IF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34" table:formula="of:= IF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4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34" table:formula="of:= IF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4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34" table:formula="of:= IF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4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34" table:formula="of:= IF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H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4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34" table:formula="of:= IF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4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34" table:formula="of:= IF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34" table:formula="of:= IF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34" table:formula="of:= IF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34" table:formula="of:= IF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T’</text:p>
          </table:table-cell>
          <table:table-cell table:style-name="ce24" office:value-type="string" calcext:value-type="string" table:number-columns-spanned="1" table:number-rows-spanned="3">
            <text:p>Чёрный</text:p>
          </table:table-cell>
          <table:table-cell table:style-name="ce24" office:value-type="float" office:value="10" calcext:value-type="float" table:number-columns-spanned="1" table:number-rows-spanned="3">
            <text:p>10.00</text:p>
          </table:table-cell>
          <table:table-cell table:style-name="ce24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4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34" table:formula="of:= IF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4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34" table:formula="of:= IF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4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34" table:formula="of:= IF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4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34" table:formula="of:= IF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4"/>
          <table:table-cell table:style-name="ce4" table:number-columns-repeated="2"/>
          <table:table-cell table:style-name="ce34" table:formula="of:= IF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12]); [.E41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2]); [.D412] * (CopperResistivity * [.E412] / ([.G41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4" table:formula="of:= IF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34" table:formula="of:= IF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15]); [.D415] * (CopperResistivity * [.E415] / ([.G415] * 0.000001)) / 12; &quot;&quot;)" office:value-type="percentage" office:value="0.00144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4" table:formula="of:= IF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3" table:number-columns-spanned="4" table:number-rows-spanned="1"/>
          <table:covered-table-cell table:number-columns-repeated="2" table:style-name="ce23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34" table:formula="of:= IF(ISNUMBER([.D417]); [.D417] * (CopperResistivity * [.E417] / ([.G417] * 0.000001)) / 12; &quot;&quot;)">
            <text:p/>
          </table:table-cell>
          <table:table-cell table:style-name="ce23" table:number-columns-repeated="3"/>
          <table:table-cell table:style-name="ce40"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4" table:formula="of:= IF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34" table:formula="of:= IF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4" table:formula="of:= IF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34" table:formula="of:= IF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10" calcext:value-type="float" table:number-columns-spanned="1" table:number-rows-spanned="2">
            <text:p>10.00</text:p>
          </table:table-cell>
          <table:table-cell table:style-name="ce24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ред пр ‘1’, вых</text:p>
          </table:table-cell>
          <table:covered-table-cell table:number-columns-repeated="4" table:style-name="ce4"/>
          <table:table-cell table:style-name="ce4"/>
          <table:table-cell table:style-name="ce34" table:formula="of:= IF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4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34" table:formula="of:= IF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4">
            <text:p>Фиолетовый</text:p>
          </table:table-cell>
          <table:table-cell table:style-name="ce24" office:value-type="float" office:value="10" calcext:value-type="float" table:number-columns-spanned="1" table:number-rows-spanned="4">
            <text:p>10.00</text:p>
          </table:table-cell>
          <table:table-cell table:style-name="ce4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style-name="ce4" table:formula="of:=IF(ISNUMBER([.E427]); [.E427]+Buffer; &quot;&quot;)" office:value-type="float" office:value="5.9" calcext:value-type="float" table:number-columns-spanned="1" table:number-rows-spanned="4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7]); [.D427] * (CopperResistivity * [.E427] / ([.G427] * 0.000001)) / 12; &quot;&quot;)" office:value-type="percentage" office:value="0.0324" calcext:value-type="percentage">
            <text:p>3.2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covered-table-cell table:number-columns-repeated="4" table:style-name="ce4"/>
          <table:table-cell table:style-name="ce4"/>
          <table:table-cell table:style-name="ce34" table:formula="of:= IF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covered-table-cell table:number-columns-repeated="4" table:style-name="ce4"/>
          <table:table-cell table:style-name="ce4"/>
          <table:table-cell table:style-name="ce34" table:formula="of:= IF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covered-table-cell table:number-columns-repeated="4" table:style-name="ce4"/>
          <table:table-cell table:style-name="ce4"/>
          <table:table-cell table:style-name="ce34" table:formula="of:= IF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34" table:formula="of:= IF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9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4" office:value-type="float" office:value="5" calcext:value-type="float" table:number-columns-spanned="1" table:number-rows-spanned="3">
            <text:p>5.00</text:p>
          </table:table-cell>
          <table:table-cell table:style-name="ce24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34" table:formula="of:= IF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4" office:value-type="float" office:value="5" calcext:value-type="float" table:number-columns-spanned="1" table:number-rows-spanned="2">
            <text:p>5.00</text:p>
          </table:table-cell>
          <table:table-cell table:style-name="ce24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4"/>
          <table:covered-table-cell table:style-name="ce4"/>
          <table:table-cell table:style-name="ce4"/>
          <table:table-cell table:style-name="ce34" table:formula="of:= IF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4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34" table:formula="of:= IF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9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4" office:value-type="float" office:value="20" calcext:value-type="float" table:number-columns-spanned="1" table:number-rows-spanned="2">
            <text:p>20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34" table:formula="of:= IF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4" office:value-type="float" office:value="15" calcext:value-type="float" table:number-columns-spanned="1" table:number-rows-spanned="2">
            <text:p>15.00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4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34" table:formula="of:= IF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4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4"/>
          <table:covered-table-cell table:style-name="ce4"/>
          <table:table-cell table:style-name="ce4"/>
          <table:table-cell table:style-name="ce34" table:formula="of:= IF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  <calcext:conditional-format calcext:target-range-address="'Schematic chart'.I68:'Schematic chart'.I68 'Schematic chart'.H2:'Schematic chart'.H446">
            <calcext:condition calcext:apply-style-name="Voltage Loss" calcext:value="&gt;0.03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44"/>
        <table:table-column table:style-name="co2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9" table:default-cell-style-name="ce57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1" office:value-type="string" calcext:value-type="string">
            <text:p>Коса</text:p>
          </table:table-cell>
          <table:table-cell table:style-name="ce49" office:value-type="string" calcext:value-type="string">
            <text:p>Цепь/путь</text:p>
          </table:table-cell>
          <table:table-cell table:style-name="ce49" office:value-type="string" calcext:value-type="string">
            <text:p>Цвет</text:p>
          </table:table-cell>
          <table:table-cell table:style-name="ce49" office:value-type="string" calcext:value-type="string">
            <text:p>Сечение, мм2</text:p>
          </table:table-cell>
          <table:table-cell table:style-name="ce49" office:value-type="string" calcext:value-type="string">
            <text:p>Длина с запасом, м</text:p>
          </table:table-cell>
          <table:table-cell table:style-name="ce56" office:value-type="string" calcext:value-type="string">
            <text:p>(empty)</text:p>
          </table:table-cell>
        </table:table-row>
        <table:table-row table:style-name="ro1">
          <table:table-cell table:style-name="ce42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43" office:value-type="string" calcext:value-type="string">
            <text:p>Капот + торпеда</text:p>
          </table:table-cell>
          <table:table-cell office:value-type="string" calcext:value-type="string">
            <text:p>Выключатель задних ПТФ ‘H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L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T’</text:p>
          </table:table-cell>
          <table:table-cell office:value-type="string" calcext:value-type="string">
            <text:p>Чёрный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12’, вых</text:p>
          </table:table-cell>
          <table:table-cell table:style-name="ce51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2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5’, вых</text:p>
          </table:table-cell>
          <table:table-cell table:style-name="ce51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ход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1’, вход (от разветвления 2)</text:p>
          </table:table-cell>
          <table:table-cell table:style-name="ce51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13’, вход</text:p>
          </table:table-cell>
          <table:table-cell table:style-name="ce51"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3’, вых</text:p>
          </table:table-cell>
          <table:table-cell table:style-name="ce51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6’, вых</text:p>
          </table:table-cell>
          <table:table-cell table:style-name="ce51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8’, вход (от разветвления 2)</text:p>
          </table:table-cell>
          <table:table-cell table:style-name="ce51" office:value-type="string" calcext:value-type="string">
            <text:p>Красный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 (тот же)</text:p>
          </table:table-cell>
          <table:table-cell office:value-type="string" calcext:value-type="string">
            <text:p>Фиолетовый (Синий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5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6’</text:p>
          </table:table-cell>
          <table:table-cell office:value-type="string" calcext:value-type="string">
            <text:p>Серый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5"/>
          <table:table-cell office:value-type="string" calcext:value-type="string">
            <text:p>Реле задних ПТФ ‘87’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3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лев ‘7’, вых</text:p>
          </table:table-cell>
          <table:table-cell table:style-name="ce51" office:value-type="string" calcext:value-type="string">
            <text:p>Красный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2" calcext:value-type="float">
            <text:p>2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table:style-name="ce51" office:value-type="string" calcext:value-type="string">
            <text:p>Пред пр ‘9’, вых</text:p>
          </table:table-cell>
          <table:table-cell table:style-name="ce51" office:value-type="string" calcext:value-type="string">
            <text:p>Белый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2" calcext:value-type="float">
            <text:p>2</text:p>
          </table:table-cell>
          <table:table-cell table:style-name="ce58"/>
        </table:table-row>
        <table:table-row table:style-name="ro1">
          <table:table-cell table:style-name="ce45"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 table:style-name="ce43" office:value-type="string" calcext:value-type="string">
            <text:p>ПТФ Передние</text:p>
          </table:table-cell>
          <table:table-cell table:style-name="ce51" office:value-type="string" calcext:value-type="string">
            <text:p>Пред пр ‘1’, вых</text:p>
          </table:table-cell>
          <table:table-cell table:style-name="ce51" office:value-type="string" calcext:value-type="string">
            <text:p>Красный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1" calcext:value-type="float">
            <text:p>1</text:p>
          </table:table-cell>
          <table:table-cell table:style-name="ce58"/>
        </table:table-row>
        <table:table-row table:style-name="ro1">
          <table:table-cell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51" office:value-type="string" calcext:value-type="string">
            <text:p>Пред пр ‘6’, вых</text:p>
          </table:table-cell>
          <table:table-cell table:style-name="ce51" office:value-type="string" calcext:value-type="string">
            <text:p>Чёрный</text:p>
          </table:table-cell>
          <table:table-cell table:style-name="ce51" office:value-type="float" office:value="2.5" calcext:value-type="float">
            <text:p>2.5</text:p>
          </table:table-cell>
          <table:table-cell table:style-name="ce51" office:value-type="float" office:value="2.9" calcext:value-type="float">
            <text:p>2.9</text:p>
          </table:table-cell>
          <table:table-cell table:style-name="ce58"/>
        </table:table-row>
        <table:table-row table:style-name="ro1">
          <table:table-cell table:style-name="ce45"/>
          <table:table-cell table:style-name="ce53" table:number-columns-repeated="3"/>
          <table:table-cell table:style-name="ce53" office:value-type="string" calcext:value-type="string">
            <text:p>(empty)</text:p>
          </table:table-cell>
          <table:table-cell table:style-name="ce59"/>
        </table:table-row>
        <table:table-row table:style-name="ro1">
          <table:table-cell table:style-name="ce42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54" table:number-columns-repeated="3"/>
          <table:table-cell table:style-name="ce55"/>
          <table:table-cell table:style-name="ce60"/>
        </table:table-row>
      </table:table>
      <table:table table:name="Pivot Table_Schematic chart_1" table:style-name="ta1">
        <table:table-column table:style-name="co11" table:default-cell-style-name="ce44"/>
        <table:table-column table:style-name="co10" table:default-cell-style-name="ce52"/>
        <table:table-column table:style-name="co13" table:default-cell-style-name="ce67"/>
        <table:table-column table:style-name="co14" table:default-cell-style-name="ce77"/>
        <table:table-row table:style-name="ro1">
          <table:table-cell table:style-name="ce61"/>
          <table:table-cell table:style-name="ce63"/>
          <table:table-cell table:style-name="ce49" office:value-type="string" calcext:value-type="string">
            <text:p>Data</text:p>
          </table:table-cell>
          <table:table-cell table:style-name="ce74"/>
        </table:table-row>
        <table:table-row table:style-name="ro1">
          <table:table-cell table:style-name="ce62" office:value-type="string" calcext:value-type="string">
            <text:p>Сечение, мм2</text:p>
          </table:table-cell>
          <table:table-cell table:style-name="ce64" office:value-type="string" calcext:value-type="string">
            <text:p>Цвет</text:p>
          </table:table-cell>
          <table:table-cell table:style-name="ce65" office:value-type="string" calcext:value-type="string">
            <text:p>Sum - Длина, м</text:p>
          </table:table-cell>
          <table:table-cell table:style-name="ce75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51" office:value-type="string" calcext:value-type="string">
            <text:p>Жёлтый</text:p>
          </table:table-cell>
          <table:table-cell table:style-name="ce66" office:value-type="float" office:value="7.5" calcext:value-type="float">
            <text:p>7.50</text:p>
          </table:table-cell>
          <table:table-cell table:style-name="ce76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7.4" calcext:value-type="float">
            <text:p>7.4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0.2" calcext:value-type="float">
            <text:p>10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Чёрный</text:p>
          </table:table-cell>
          <table:table-cell table:style-name="ce68" office:value-type="float" office:value="25.4" calcext:value-type="float">
            <text:p>25.40</text:p>
          </table:table-cell>
          <table:table-cell table:style-name="ce78" office:value-type="float" office:value="34.9" calcext:value-type="float">
            <text:p>34.9</text:p>
          </table:table-cell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table:style-name="ce51" office:value-type="string" calcext:value-type="string">
            <text:p>Белый (Коричневый)</text:p>
          </table:table-cell>
          <table:table-cell table:style-name="ce66" office:value-type="float" office:value="2.8" calcext:value-type="float">
            <text:p>2.80</text:p>
          </table:table-cell>
          <table:table-cell table:style-name="ce76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Чёрный (Серый)</text:p>
          </table:table-cell>
          <table:table-cell table:style-name="ce68" office:value-type="float" office:value="2.5" calcext:value-type="float">
            <text:p>2.50</text:p>
          </table:table-cell>
          <table:table-cell table:style-name="ce78" office:value-type="float" office:value="4" calcext:value-type="float">
            <text:p>4</text:p>
          </table:table-cell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table:style-name="ce51" office:value-type="string" calcext:value-type="string">
            <text:p>Белый</text:p>
          </table:table-cell>
          <table:table-cell table:style-name="ce66" office:value-type="float" office:value="4.3" calcext:value-type="float">
            <text:p>4.30</text:p>
          </table:table-cell>
          <table:table-cell table:style-name="ce76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1" calcext:value-type="float">
            <text:p>11.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5.5" calcext:value-type="float">
            <text:p>15.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3.2" calcext:value-type="float">
            <text:p>13.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37.05" calcext:value-type="float">
            <text:p>37.05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(empty)</text:p>
          </table:table-cell>
          <table:table-cell table:style-name="ce68" office:value-type="float" office:value="1" calcext:value-type="float">
            <text:p>1.00</text:p>
          </table:table-cell>
          <table:table-cell table:style-name="ce78" office:value-type="float" office:value="2" calcext:value-type="float">
            <text:p>2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51" office:value-type="string" calcext:value-type="string">
            <text:p>Зелёный (Красный)</text:p>
          </table:table-cell>
          <table:table-cell table:style-name="ce66" office:value-type="float" office:value="0.5" calcext:value-type="float">
            <text:p>0.50</text:p>
          </table:table-cell>
          <table:table-cell table:style-name="ce7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Серый (Красный)</text:p>
          </table:table-cell>
          <table:table-cell table:style-name="ce68" office:value-type="float" office:value="1.95" calcext:value-type="float">
            <text:p>1.95</text:p>
          </table:table-cell>
          <table:table-cell table:style-name="ce78" office:value-type="float" office:value="2.95" calcext:value-type="float">
            <text:p>2.95</text:p>
          </table:table-cell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51" office:value-type="string" calcext:value-type="string">
            <text:p>Зелёный (Белый)</text:p>
          </table:table-cell>
          <table:table-cell table:style-name="ce66" office:value-type="float" office:value="1.4" calcext:value-type="float">
            <text:p>1.40</text:p>
          </table:table-cell>
          <table:table-cell table:style-name="ce76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Чёрный (Коричневый)</text:p>
          </table:table-cell>
          <table:table-cell table:style-name="ce68" office:value-type="float" office:value="1.4" calcext:value-type="float">
            <text:p>1.40</text:p>
          </table:table-cell>
          <table:table-cell table:style-name="ce78" office:value-type="float" office:value="1.9" calcext:value-type="float">
            <text:p>1.9</text:p>
          </table:table-cell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51" office:value-type="string" calcext:value-type="string">
            <text:p>Красный</text:p>
          </table:table-cell>
          <table:table-cell table:style-name="ce66" office:value-type="float" office:value="3.75" calcext:value-type="float">
            <text:p>3.75</text:p>
          </table:table-cell>
          <table:table-cell table:style-name="ce76" office:value-type="float" office:value="4.75" calcext:value-type="float">
            <text:p>4.75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Чёрный</text:p>
          </table:table-cell>
          <table:table-cell table:style-name="ce68" office:value-type="float" office:value="1.9" calcext:value-type="float">
            <text:p>1.90</text:p>
          </table:table-cell>
          <table:table-cell table:style-name="ce78" office:value-type="float" office:value="2.4" calcext:value-type="float">
            <text:p>2.4</text:p>
          </table:table-cell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51" office:value-type="string" calcext:value-type="string">
            <text:p>Красный</text:p>
          </table:table-cell>
          <table:table-cell table:style-name="ce66" office:value-type="float" office:value="1.8" calcext:value-type="float">
            <text:p>1.80</text:p>
          </table:table-cell>
          <table:table-cell table:style-name="ce76" office:value-type="float" office:value="2.3" calcext:value-type="float">
            <text:p>2.3</text:p>
          </table:table-cell>
        </table:table-row>
        <table:table-row table:style-name="ro1">
          <table:table-cell table:style-name="ce45"/>
          <table:table-cell table:style-name="ce53" office:value-type="string" calcext:value-type="string">
            <text:p>Синий (Чёрный)</text:p>
          </table:table-cell>
          <table:table-cell table:style-name="ce68" office:value-type="float" office:value="2.8" calcext:value-type="float">
            <text:p>2.80</text:p>
          </table:table-cell>
          <table:table-cell table:style-name="ce78" office:value-type="float" office:value="3.3" calcext:value-type="float">
            <text:p>3.3</text:p>
          </table:table-cell>
        </table:table-row>
        <table:table-row table:style-name="ro1">
          <table:table-cell table:style-name="ce42" office:value-type="float" office:value="25" calcext:value-type="float">
            <text:p>25</text:p>
          </table:table-cell>
          <table:table-cell table:style-name="ce50" office:value-type="string" calcext:value-type="string">
            <text:p>Чёрный</text:p>
          </table:table-cell>
          <table:table-cell table:style-name="ce69" office:value-type="float" office:value="4.4" calcext:value-type="float">
            <text:p>4.40</text:p>
          </table:table-cell>
          <table:table-cell table:style-name="ce79" office:value-type="float" office:value="4.9" calcext:value-type="float">
            <text:p>4.9</text:p>
          </table:table-cell>
        </table:table-row>
        <table:table-row table:style-name="ro1">
          <table:table-cell table:style-name="ce42" office:value-type="string" calcext:value-type="string">
            <text:p>(empty)</text:p>
          </table:table-cell>
          <table:table-cell table:style-name="ce50" office:value-type="string" calcext:value-type="string">
            <text:p>(empty)</text:p>
          </table:table-cell>
          <table:table-cell table:style-name="ce70"/>
          <table:table-cell table:style-name="ce80"/>
        </table:table-row>
        <table:table-row table:style-name="ro1">
          <table:table-cell table:style-name="ce43" office:value-type="string" calcext:value-type="string">
            <text:p>N/A</text:p>
          </table:table-cell>
          <table:table-cell table:style-name="ce51" office:value-type="string" calcext:value-type="string">
            <text:p>Dup</text:p>
          </table:table-cell>
          <table:table-cell table:style-name="ce71"/>
          <table:table-cell table:style-name="ce8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72"/>
          <table:table-cell table:style-name="ce124"/>
        </table:table-row>
        <table:table-row table:style-name="ro1">
          <table:table-cell table:style-name="ce45"/>
          <table:table-cell table:style-name="ce53" office:value-type="string" calcext:value-type="string">
            <text:p>Три провода</text:p>
          </table:table-cell>
          <table:table-cell table:style-name="ce68" office:value-type="float" office:value="8.4" calcext:value-type="float">
            <text:p>8.40</text:p>
          </table:table-cell>
          <table:table-cell table:style-name="ce78" office:value-type="float" office:value="8.9" calcext:value-type="float">
            <text:p>8.9</text:p>
          </table:table-cell>
        </table:table-row>
        <table:table-row table:style-name="ro1">
          <table:table-cell table:style-name="ce42" office:value-type="string" calcext:value-type="string">
            <text:p>ШИНА БПР</text:p>
          </table:table-cell>
          <table:table-cell table:style-name="ce50" office:value-type="string" calcext:value-type="string">
            <text:p>N/A</text:p>
          </table:table-cell>
          <table:table-cell table:style-name="ce69" office:value-type="float" office:value="1.8" calcext:value-type="float">
            <text:p>1.80</text:p>
          </table:table-cell>
          <table:table-cell table:style-name="ce79" office:value-type="float" office:value="2.3" calcext:value-type="float">
            <text:p>2.3</text:p>
          </table:table-cell>
        </table:table-row>
        <table:table-row table:style-name="ro1">
          <table:table-cell table:style-name="ce42" office:value-type="string" calcext:value-type="string">
            <text:p>(empty)</text:p>
          </table:table-cell>
          <table:table-cell table:style-name="ce50" office:value-type="string" calcext:value-type="string">
            <text:p>(empty)</text:p>
          </table:table-cell>
          <table:table-cell table:style-name="ce70"/>
          <table:table-cell table:style-name="ce80"/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55"/>
          <table:table-cell table:style-name="ce73" office:value-type="float" office:value="321" calcext:value-type="float">
            <text:p>321.00</text:p>
          </table:table-cell>
          <table:table-cell table:style-name="ce125" office:value-type="float" office:value="387" calcext:value-type="float">
            <text:p>387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26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131" office:value-type="string" calcext:value-type="string">
            <text:p>Длина, м</text:p>
          </table:table-cell>
          <table:table-cell table:style-name="ce131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82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82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82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82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132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82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82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82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132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31" office:value-type="string" calcext:value-type="string">
            <text:p>Обозначения в цепях</text:p>
          </table:table-cell>
          <table:table-cell table:style-name="ce126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3"/>
        <table:table-row table:style-name="ro1">
          <table:table-cell table:style-name="ce126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126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/>
          <table:table-cell table:style-name="ce133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84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table-cell table:style-name="ce126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184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26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table-cell table:style-name="ce126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26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184"/>
        </table:table-row>
        <table:table-row table:style-name="ro1">
          <table:covered-table-cell/>
          <table:table-cell table:style-name="ce126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26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87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87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87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87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7"/>
        <table:named-range table:name="CopperResistivity" table:base-cell-address="$'Variables and notions'.$B$15" table:cell-range-address="$'Variables and notions'.$B$20"/>
        <table:named-range table:name="Corner" table:base-cell-address="$'Variables and notions'.$B$3" table:cell-range-address="$'Variables and notions'.$D$15"/>
        <table:named-range table:name="Height" table:base-cell-address="$'Variables and notions'.$B$3" table:cell-range-address="$'Variables and notions'.$D$14"/>
        <table:named-range table:name="Len1" table:base-cell-address="$'Variables and notions'.$B$3" table:cell-range-address="$'Variables and notions'.$D$10"/>
        <table:named-range table:name="Len2" table:base-cell-address="$'Variables and notions'.$B$3" table:cell-range-address="$'Variables and notions'.$D$11"/>
        <table:named-range table:name="Len3" table:base-cell-address="$'Variables and notions'.$B$3" table:cell-range-address="$'Variables and notions'.$D$12"/>
        <table:named-range table:name="TorpedoWidth" table:base-cell-address="$'Variables and notions'.$B$3" table:cell-range-address="$'Variables and notions'.$D$16"/>
        <table:named-range table:name="Width" table:base-cell-address="$'Variables and notions'.$B$3" table:cell-range-address="$'Variables and notions'.$D$13"/>
      </table:named-expressions>
      <table:data-pilot-tables>
        <table:data-pilot-table table:name="DataPilot1" table:application-data="" table:target-range-address="'Pivot Table_Schematic chart_1'.A1:'Pivot Table_Schematic chart_1'.D52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0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73" table:buttons="'Pivot Table_Schematic chart_2'.A1 'Pivot Table_Schematic chart_2'.A3 'Pivot Table_Schematic chart_2'.B3 'Pivot Table_Schematic chart_2'.C3 'Pivot Table_Schematic chart_2'.D3 'Pivot Table_Schematic chart_2'.E3" table:ignore-empty-rows="true" table:identify-categories="tru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2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23:18:34.895351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10-07T02:56:15.331236151</dc:date>
    <meta:editing-duration>P1DT12H22M56S</meta:editing-duration>
    <meta:editing-cycles>1016</meta:editing-cycles>
    <meta:generator>LibreOffice/7.5.3.2$Linux_X86_64 LibreOffice_project/50$Build-2</meta:generator>
    <meta:document-statistic meta:table-count="6" meta:cell-count="2365" meta:object-count="0"/>
  </office:meta>
</office:document-meta>
</file>